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, helvetica, sans-serif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74c" officeooo:paragraph-rsid="0006a74c"/>
    </style:style>
    <style:style style:name="P2" style:family="paragraph" style:parent-style-name="Standard" style:list-style-name="L2">
      <style:text-properties officeooo:rsid="0006a74c" officeooo:paragraph-rsid="0006a74c"/>
    </style:style>
    <style:style style:name="P3" style:family="paragraph" style:parent-style-name="Standard" style:list-style-name="L2">
      <style:text-properties officeooo:paragraph-rsid="0006a74c"/>
    </style:style>
    <style:style style:name="P4" style:family="paragraph" style:parent-style-name="Standard">
      <style:text-properties officeooo:paragraph-rsid="0006a74c"/>
    </style:style>
    <style:style style:name="P5" style:family="paragraph" style:parent-style-name="Standard" style:list-style-name="L2">
      <style:text-properties officeooo:rsid="000880e9" officeooo:paragraph-rsid="000880e9"/>
    </style:style>
    <style:style style:name="P6" style:family="paragraph" style:parent-style-name="Standard">
      <style:paragraph-properties fo:margin-top="0cm" fo:margin-bottom="0.499cm" loext:contextual-spacing="false"/>
      <style:text-properties style:font-name="arial" fo:font-size="12pt"/>
    </style:style>
    <style:style style:name="P7" style:family="paragraph" style:parent-style-name="Text_20_body" style:list-style-name="L1">
      <style:text-properties style:font-name="Arial" fo:font-size="9.75pt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style:font-name="Arial" fo:font-size="9.75pt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arial" fo:font-size="12pt"/>
    </style:style>
    <style:style style:name="T1" style:family="text">
      <style:text-properties officeooo:rsid="0006a74c"/>
    </style:style>
    <style:style style:name="T2" style:family="text">
      <style:text-properties style:font-name="arial" fo:font-size="12pt"/>
    </style:style>
    <style:style style:name="T3" style:family="text">
      <style:text-properties style:font-name="arial" fo:font-size="14pt"/>
    </style:style>
    <style:style style:name="T4" style:family="text">
      <style:text-properties officeooo:rsid="000880e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endre le mini-projet "Jeu" avant mardi 23h59.</text:span><text:line-break/><text:line-break/>• <text:span text:style-name="T2">Enregistrer le programme sous le format : Nom_du_jeu_NOM1_NOM2_NOM3.py</text:span><text:line-break/>• <text:span text:style-name="T2">Enregistrer le diaporama sous le format : Nom_du_jeu_NOM1_NOM2_NOM3.pdf</text:span><text:line-break/>• <text:span text:style-name="T2">Compresser tous ces fichiers (et éventuellement davantage si besoin) sous la forme</text:span><text:line-break/><text:span text:style-name="T2">Nom_du_jeu_NOM1_NOM2_NOM3.zip</text:span><text:line-break/>• <text:span text:style-name="T2">C'est ce dernier fichier compressé, comprenant l'ensemble de votre travail, que vous</text:span><text:line-break/><text:span text:style-name="T2">devrez rendre.</text:span><text:line-break/>• <text:span text:style-name="T2">Votre projet doit être déposé sur l’espace de travail NSI d’e-lyco (« Vue d’ensemble »,</text:span><text:line-break/><text:span text:style-name="T2">« tâches »), en temps et en heure.</text:span></text:p>
      <text:p text:style-name="Standard"> </text:p>
      <text:p text:style-name="P6">Votre diaporama doit contenir :</text:p>
      <text:list xml:id="list3333186783" text:style-name="L1">
        <text:list-item>
          <text:p text:style-name="P9"><text:span text:style-name="T2">les objectifs généraux de votre travail (cahier des charges)</text:span> </text:p>
        </text:list-item>
        <text:list-item>
          <text:p text:style-name="P9"><text:span text:style-name="T2">un algorithme </text:span><text:span text:style-name="T3">en pseudo-code </text:span><text:span text:style-name="T2">(pas un programme!) de votre choix, assez court (une dizaine de lignes), décrivant une partie intéressante de votre projet (sur laquelle vous avez eu des difficultés de résolution par exemple)</text:span> </text:p>
        </text:list-item>
        <text:list-item>
          <text:p text:style-name="P9"><text:span text:style-name="T2">la chronologie brève du travail (un schéma ou un tableau pourrait faire l’affaire)</text:span> </text:p>
        </text:list-item>
        <text:list-item>
          <text:p text:style-name="P9"><text:span text:style-name="T2">la répartition des rôles de chacun</text:span> </text:p>
        </text:list-item>
        <text:list-item>
          <text:p text:style-name="P9"><text:span text:style-name="T2">les outils d’aide au développement et de communication utilisés (copies d’écran au besoin)</text:span> </text:p>
        </text:list-item>
        <text:list-item>
          <text:p text:style-name="P9"><text:span text:style-name="T2">les difficultés rencontrées (en détail ! Avec des éléments techniques si besoin)</text:span> </text:p>
        </text:list-item>
        <text:list-item>
          <text:p text:style-name="P9"><text:span text:style-name="T2">les solutions mises en place (en détail ! Avec des éléments techniques si besoin)</text:span> </text:p>
        </text:list-item>
        <text:list-item>
          <text:p text:style-name="P7"><text:span text:style-name="T2">une conclusion</text:span> </text:p>
        </text:list-item>
      </text:list>
      <text:p text:style-name="P8"> </text:p>
      <text:p text:style-name="P10">Ce diaporama doit vous permettre de faire une présentation commune à l’oral de 10 minutes. On peut donc imaginer qu’il doit contenir environ 10-15 diapositives.</text:p>
      <text:p text:style-name="P8"> </text:p>
      <text:p text:style-name="P10">Il doit être clair, avec des polices de caractère lisibles (fort contraste avec le fond, taille importante,…) et un design cohérent sur l’ensemble du diaporama.</text:p>
      <text:p text:style-name="P1"/>
      <text:p text:style-name="P4"><text:span text:style-name="T1">Critères d’évaluation </text:span><text:span text:style-name="T4">(note sur 10 points) </text:span><text:span text:style-name="T1">:</text:span></text:p>
      <text:p text:style-name="P1"/>
      <text:list xml:id="list3730667940" text:style-name="L2">
        <text:list-item>
          <text:p text:style-name="P3"><text:span text:style-name="T1">Respect du cahier des charges écrit dans les consignes </text:span><text:span text:style-name="T4">(5 points)</text:span></text:p>
          <text:list>
            <text:list-item>
              <text:p text:style-name="P2">Règles du jeu</text:p>
            </text:list-item>
            <text:list-item>
              <text:p text:style-name="P2">Contraintes techniques (obligation ou interdiction d’utiliser telle ou telle fonction, structure de donnée, bibliothèque, ...)</text:p>
            </text:list-item>
            <text:list-item>
              <text:p text:style-name="P2">Normalisation du rendu de projet (date, zone de dépôt, type et nom de fichier,…)</text:p>
            </text:list-item>
            <text:list-item>
              <text:p text:style-name="P2">Diaporama de présentation (qui pourra être amélioré pour le jour de l’exposé)</text:p>
            </text:list-item>
          </text:list>
        </text:list-item>
        <text:list-item>
          <text:p text:style-name="P2">Bonnes pratiques PEP-8 <text:span text:style-name="T4">(2 points</text:span>)</text:p>
          <text:list>
            <text:list-item>
              <text:p text:style-name="P3"><text:span text:style-name="T1">Commentaires du code bien dosé (ni trop, ni trop peu)</text:span></text:p>
            </text:list-item>
            <text:list-item>
              <text:p text:style-name="P2">Noms de variables explicites</text:p>
            </text:list-item>
            <text:list-item>
              <text:p text:style-name="P5">Espaces bien placés</text:p>
            </text:list-item>
            <text:list-item>
              <text:p text:style-name="P5">Lignes pas trop longues (en théorie, 80 caractères maximum)</text:p>
            </text:list-item>
          </text:list>
        </text:list-item>
        <text:list-item>
          <text:p text:style-name="P5">Travail d’équipe (1 point)</text:p>
        </text:list-item>
        <text:list-item>
          <text:p text:style-name="P5">Utilisation d’outils collaboratifs numériques (1 point)</text:p>
        </text:list-item>
        <text:list-item>
          <text:p text:style-name="P5">Point « subjectif » (1 point)</text:p>
          <text:list>
            <text:list-item>
              <text:p text:style-name="P5">pas de critère particulier, c’est subjectif j’ai dit !</text:p>
            </text:list-item>
          </text:list>
        </text:list-item>
        <text:list-item>
          <text:p text:style-name="P5">Bonus (+ 2 points envisageables en fonction de l’ampleur du bonus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arial" svg:font-family="arial, helvetica, sans-serif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1:23:34.866959928</meta:creation-date>
    <dc:date>2020-11-29T11:48:27.334346157</dc:date>
    <meta:editing-duration>PT3M22S</meta:editing-duration>
    <meta:editing-cycles>1</meta:editing-cycles>
    <meta:document-statistic meta:table-count="0" meta:image-count="0" meta:object-count="0" meta:page-count="1" meta:paragraph-count="31" meta:word-count="388" meta:character-count="2410" meta:non-whitespace-character-count="2061"/>
    <meta:generator>LibreOffice/6.4.6.2$Linux_X86_64 LibreOffice_project/40$Build-2</meta:generator>
  </office:meta>
</office:document-meta>
</file>